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8" style:family="paragraph" style:parent-style-name="Standard">
      <style:text-properties officeooo:rsid="0017007b" officeooo:paragraph-rsid="0012c5e1"/>
    </style:style>
    <style:style style:name="P19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>
      <style:text-properties officeooo:rsid="000952b1" officeooo:paragraph-rsid="0018c767"/>
    </style:style>
    <style:style style:name="P26" style:family="paragraph" style:parent-style-name="Standard">
      <style:text-properties officeooo:rsid="000a41d9" officeooo:paragraph-rsid="0018c767"/>
    </style:style>
    <style:style style:name="P27" style:family="paragraph" style:parent-style-name="Standard">
      <style:text-properties officeooo:paragraph-rsid="0018c767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8c767" style:font-size-asian="12pt" style:font-size-complex="12pt"/>
    </style:style>
    <style:style style:name="P3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8c767" style:font-size-asian="10.5pt" style:font-weight-asian="normal" style:font-weight-complex="normal"/>
    </style:style>
    <style:style style:name="P31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8c767" style:font-size-asian="10.5pt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paragraph-rsid="0018c767"/>
    </style:style>
    <style:style style:name="P33" style:family="paragraph" style:parent-style-name="Table_20_Contents">
      <style:paragraph-properties fo:text-align="center" style:justify-single-word="false"/>
      <style:text-properties fo:color="#000080" officeooo:paragraph-rsid="0018c767"/>
    </style:style>
    <style:style style:name="P34" style:family="paragraph" style:parent-style-name="Table_20_Contents">
      <style:paragraph-properties fo:text-align="center" style:justify-single-word="false"/>
      <style:text-properties fo:color="#000080" fo:font-style="normal" officeooo:paragraph-rsid="0018c767" style:font-style-asian="normal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tyle="normal" officeooo:rsid="00170747" officeooo:paragraph-rsid="0018c767" style:font-style-asian="normal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8c767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normal" fo:font-weight="bold" officeooo:rsid="0018c767" officeooo:paragraph-rsid="0018c767" style:font-style-asian="normal" style:font-weight-asian="bold" style:font-style-complex="normal" style:font-weight-complex="bold"/>
    </style:style>
    <style:style style:name="P3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18c767"/>
    </style:style>
    <style:style style:name="P3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18c767"/>
    </style:style>
    <style:style style:name="P4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18c767"/>
    </style:style>
    <style:style style:name="P4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8c767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952b1"/>
    </style:style>
    <style:style style:name="T9" style:family="text">
      <style:text-properties officeooo:rsid="000b7e9f"/>
    </style:style>
    <style:style style:name="T10" style:family="text">
      <style:text-properties officeooo:rsid="000f9289"/>
    </style:style>
    <style:style style:name="T11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2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3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4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5" style:family="text">
      <style:text-properties style:font-name="Arial1" fo:font-size="11pt" fo:font-weight="normal" officeooo:rsid="0018c767" style:font-size-asian="10.5pt" style:font-weight-asian="normal" style:font-weight-complex="normal"/>
    </style:style>
    <style:style style:name="T16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7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18" style:family="text">
      <style:text-properties style:font-name="Arial1" fo:font-size="11pt" fo:font-weight="bold" officeooo:rsid="0018c767" style:font-size-asian="10.5pt" style:font-weight-asian="bold" style:font-weight-complex="bold"/>
    </style:style>
    <style:style style:name="T19" style:family="text">
      <style:text-properties officeooo:rsid="001062cd"/>
    </style:style>
    <style:style style:name="T20" style:family="text">
      <style:text-properties officeooo:rsid="0017007b"/>
    </style:style>
    <style:style style:name="T21" style:family="text">
      <style:text-properties officeooo:rsid="0012c5e1"/>
    </style:style>
    <style:style style:name="T22" style:family="text">
      <style:text-properties officeooo:rsid="00153f50"/>
    </style:style>
    <style:style style:name="T23" style:family="text">
      <style:text-properties officeooo:rsid="00181361"/>
    </style:style>
    <style:style style:name="T24" style:family="text">
      <style:text-properties officeooo:rsid="0018006c"/>
    </style:style>
    <style:style style:name="T25" style:family="text">
      <style:text-properties officeooo:rsid="001d7efe"/>
    </style:style>
    <style:style style:name="T26" style:family="text">
      <style:text-properties officeooo:rsid="0018c76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1"><text:span text:style-name="T6">UT4. </text:span><text:span text:style-name="T19">Prueba práctica. Parte 1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<text:span text:style-name="T23">95</text:span>.30.2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91</text:span>.<text:span text:style-name="T7">23</text:span>.<text:span text:style-name="T10">2</text:span>1.<text:span text:style-name="T10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3.11.35.<text:span text:style-name="T7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0">172</text:span>.1.<text:span text:style-name="T7">2</text:span>34.<text:span text:style-name="T7">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7">231</text:span>.33.12.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23">0100</text:span>01000010000100101100<text:span text:style-name="T7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0">1</text:span>1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7">1110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10">2</text:span>. Dadas las siguientes direcciones IP <text:span text:style-name="T10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<text:span text:style-name="T23">1</text:span>24.3.4.1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19<text:span text:style-name="T23">6</text:span>.20.13<text:span text:style-name="T23">0</text:span>.11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10">100</text:span>10100001000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8"><text:span text:style-name="T21">3</text:span>. Indicar a que tipo de direcciones <text:span text:style-name="T22">y el alcance </text:span><text:s/>de las siguientes <text:span text:style-name="T22">direcciones IPv6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15">f<text:span text:style-name="T19">e90</text:span>:<text:span text:style-name="T19">a</text:span>56:<text:span text:style-name="T19">11aa</text:span>::<text:span text:style-name="T19">efa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6"><text:span text:style-name="T23">2181</text:span>:<text:span text:style-name="T23">ae3</text:span>:<text:span text:style-name="T23">11a4::34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c<text:span text:style-name="T23">aa</text:span>:<text:span text:style-name="T19">aa2</text:span>3:acd2::<text:span text:style-name="T19">f1</text:span>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<text:span text:style-name="T23">fe89</text:span>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21">4</text:span>. <text:span text:style-name="T20">Comprimir al máximo las siguientes direcciones IPv6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7"><text:span text:style-name="T19">3</text:span>00<text:span text:style-name="T19">0</text:span>:0ac5:0000:0000:00<text:span text:style-name="T19">00</text:span>:0000:<text:span text:style-name="T26">0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7"><text:span text:style-name="T19">fea0</text:span>:00<text:span text:style-name="T26">2a</text:span>:3<text:span text:style-name="T19">76</text:span>1:0000:0000:0000:0<text:span text:style-name="T19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7">2001:026a:<text:span text:style-name="T26">0</text:span>000:0000:0000:0<text:span text:style-name="T19">00</text:span>5:<text:span text:style-name="T19">98ff</text:span>:00a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7">0000:0000:00<text:span text:style-name="T26">4</text:span>0:0000:0000:0000:00<text:span text:style-name="T19">25</text:span>:0<text:span text:style-name="T19">e</text:span>2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P27"><text:span text:style-name="T26">5</text:span>. <text:span text:style-name="T11">Una organización que tiene asignada la dirección IP </text:span><text:span text:style-name="T12">de re</text:span><text:span text:style-name="T15">d</text:span><text:span text:style-name="T12"> de clase </text:span><text:span text:style-name="T15">C</text:span><text:span text:style-name="T11"> 1</text:span><text:span text:style-name="T15">9</text:span><text:span text:style-name="T12">5</text:span><text:span text:style-name="T11">.</text:span><text:span text:style-name="T14">24</text:span><text:span text:style-name="T11">.</text:span><text:span text:style-name="T15">1</text:span><text:span text:style-name="T14">0</text:span><text:span text:style-name="T11">.0 nos encarga su división en </text:span><text:span text:style-name="T18">cinco</text:span><text:span text:style-name="T16"> subredes</text:span><text:span text:style-name="T11">. Responde a las siguientes preguntas</text:span></text:p>
      <text:p text:style-name="P30">¿Cuantos bits debemos tomar de la parte de host para poder crear <text:span text:style-name="T19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/>
          </table:table-cell>
        </table:table-row>
      </table:table>
      <text:p text:style-name="P30"/>
      <text:p text:style-name="P30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/>
          </table:table-cell>
        </table:table-row>
      </table:table>
      <text:p text:style-name="P31"/>
      <text:p text:style-name="P30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/>
          </table:table-cell>
        </table:table-row>
      </table:table>
      <text:p text:style-name="P31"/>
      <text:p text:style-name="P30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5">Subred</text:p>
          </table:table-cell>
          <table:table-cell table:style-name="Tabla6.A1" office:value-type="string">
            <text:p text:style-name="P35">Dirección de subred</text:p>
          </table:table-cell>
          <table:table-cell table:style-name="Tabla6.A1" office:value-type="string">
            <text:p text:style-name="P35">Dirección de difusión</text:p>
          </table:table-cell>
          <table:table-cell table:style-name="Tabla6.D1" office:value-type="string">
            <text:p text:style-name="P35">Rango de la subred</text:p>
          </table:table-cell>
        </table:table-row>
        <table:table-row>
          <table:table-cell table:style-name="Tabla6.A2" office:value-type="string">
            <text:p text:style-name="P36">0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6">1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6">2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7">3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  <table:table-row>
          <table:table-cell table:style-name="Tabla6.A2" office:value-type="string">
            <text:p text:style-name="P37">4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D2" office:value-type="string">
            <text:p text:style-name="P34"/>
          </table:table-cell>
        </table:table-row>
      </table:table>
      <text:p text:style-name="P3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R</text:span><text:span text:style-name="MT2">1.</text:span><text:span text:style-name="MT3">Recuperación. </text:span><text:span text:style-name="MT2">Prueba práctica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6-09T04:57:55.511827958</dc:date>
    <dc:creator>ivan </dc:creator>
    <meta:editing-duration>PT5H39M30S</meta:editing-duration>
    <meta:editing-cycles>45</meta:editing-cycles>
    <meta:generator>LibreOffice/4.1.3.2$Linux_x86 LibreOffice_project/410m0$Build-2</meta:generator>
    <meta:document-statistic meta:table-count="8" meta:image-count="1" meta:object-count="0" meta:page-count="2" meta:paragraph-count="52" meta:word-count="213" meta:character-count="1592" meta:non-whitespace-character-count="1425"/>
  </office:meta>
</office:document-meta>
</file>